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itle" style:master-page-name="First_20_Page">
      <style:paragraph-properties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Title"/>
      <text:p text:style-name="Title"/>
      <text:p text:style-name="Title"/>
      <text:p text:style-name="Title">Informe de Situación Equipo M1.2</text:p>
      <text:p text:style-name="Title">a 19/05/2011</text:p>
      <text:p text:style-name="Text_20_body"/>
      <text:p text:style-name="Text_20_body"/>
      <text:p text:style-name="P5"/>
      <text:p text:style-name="P5"/>
      <text:p text:style-name="P5"/>
      <text:p text:style-name="P5"/>
      <text:p text:style-name="P7"><text:span text:style-name="T6"><text:tab/><text:tab/><text:tab/><text:tab/><text:tab/><text:tab/>Firman este documento: </text:span><text:tab/><text:tab/><text:tab/><text:tab/><text:tab/></text:p>
      <text:p text:style-name="P8"><text:tab/><text:tab/><text:tab/><text:tab/><text:tab/> <text:tab/><text:tab/><text:tab/> Sub-equipo1- Planificación</text:p>
      <text:p text:style-name="P6"/>
      <text:p text:style-name="P3"/>
      <text:p text:style-name="P3"/>
      <text:p text:style-name="P4"><text:tab/></text:p>
      <text:p text:style-name="P4"/>
      <text:p text:style-name="P4"><text:tab/>A continuación se muestran los 2 informes generados por los responsables de los SubEquipos de Análisis y Diseño e Implementación, en donde presentan un resumen actual de su situación con respecto a la planificación establecida, problemas surgidos hasta el momento y el reparto actual de tare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ombre Documento:</text:span><text:span text:style-name="MT2"> Informe Situación SubGrupo 2<text:tab/></text:span><text:span text:style-name="MT1">Fecha: </text:span><text:span text:style-name="MT1"><text:date style:data-style-name="N37" text:date-value="2011-05-19T12:46:44.47">19/05/11</text:date></text:span></text:p>
        <text:p text:style-name="MP2">Fase de Iteración: <text:span text:style-name="MT2">Análisis y Diseño<text:tab/></text:span></text:p>
        <text:p text:style-name="MP2">Nº Iteración: <text:span text:style-name="MT3">3ª</text:span><text:span text:style-name="MT2"> <text:s/>Iteración</text:span></text:p>
        <text:p text:style-name="MP1"><text:span text:style-name="MT4">Número Grupo: </text:span><text:span text:style-name="MT5">M 1.2</text:span></text:p>
      </style:header>
      <style:footer>
        <text:p text:style-name="Footer"><text:tab/><text:tab/>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dc:date>2011-05-19T12:46:44.40</dc:date>
    <dc:creator>javi </dc:creator>
    <meta:editing-duration>PT01H40M16S</meta:editing-duration>
    <meta:editing-cycles>27</meta:editing-cycles>
    <meta:generator>OpenOffice.org/3.2$Win32 OpenOffice.org_project/320m18$Build-9502</meta:generator>
    <meta:document-statistic meta:table-count="0" meta:image-count="0" meta:object-count="0" meta:page-count="1" meta:paragraph-count="11" meta:word-count="80" meta:character-count="558"/>
  </office:meta>
</office:document-meta>
</file>